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012cm"/>
        </style:tab-stops>
      </style:paragraph-properties>
      <style:text-properties officeooo:rsid="00050be9" officeooo:paragraph-rsid="00050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#eee0d1" style:writing-mode="lr-tb" draw:fill="gradient" draw:fill-gradient-name="Pastel_20_Bouquet" style:footnote-max-height="0cm" loext:margin-gutter="0cm">
        <style:columns fo:column-count="3">
          <style:column style:rel-width="4857*" fo:start-indent="0cm" fo:end-indent="0cm"/>
          <style:column style:rel-width="3519*" fo:start-indent="0cm" fo:end-indent="3.649cm"/>
          <style:column style:rel-width="2090*" fo:start-indent="3.6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Pastel_20_Bouque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7:12:01.237879800</meta:creation-date>
    <dc:date>2026-02-06T23:16:08.245519600</dc:date>
    <meta:editing-duration>PT5H51M5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